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titled Document</text:p>
      <text:p text:style-name="Text_20_body">dfdfdfdfdf</text:p>
      <text:p text:style-name="Text_20_body">ffdfdf</text:p>
      <text:p text:style-name="Text_20_body">dffdfdf</text:p>
      <text:p text:style-name="Text_20_body">fdfffdffdf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titled Document</dc:title>
    <dc:description/>
    <dc:subject/>
    <meta:keyword/>
    <meta:initial-creator/>
    <dc:creator/>
    <meta:creation-date>2025-04-05T14:43:40Z</meta:creation-date>
    <dc:date>2025-04-05T14:43:40Z</dc:date>
    <meta:user-defined meta:name="qrichtext" meta:value-type="string">1</meta:user-defined>
  </office:meta>
</office:document-meta>
</file>